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LT" svg:font-family="TimesLT,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LT" svg:font-family="HelveticaLT, Arial"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0pt" style:font-size-asian="10pt" style:font-size-complex="12pt"/>
    </style:style>
    <style:style style:name="P3" style:family="paragraph" style:parent-style-name="Standard">
      <style:paragraph-properties fo:text-align="justify" style:justify-single-word="false"/>
      <style:text-properties fo:font-size="10pt" fo:font-style="italic" style:font-size-asian="10pt" style:font-style-asian="italic"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text-transform="uppercase" fo:font-size="11pt" fo:font-weight="bold" style:font-size-asian="11pt" style:font-weight-asian="bold"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paragraph-properties fo:text-align="justify" style:justify-single-word="false"/>
      <style:text-properties style:font-size-complex="12pt"/>
    </style:style>
    <style:style style:name="P10" style:family="paragraph" style:parent-style-name="Standard">
      <style:paragraph-properties fo:margin-left="0cm" fo:margin-right="0cm" fo:text-align="justify" style:justify-single-word="false" fo:keep-together="always" fo:text-indent="1.251cm" style:auto-text-indent="false" fo:keep-with-next="always"/>
      <style:text-properties fo:font-size="11pt" style:font-size-asian="11pt" style:font-size-complex="11pt"/>
    </style:style>
    <style:style style:name="P11" style:family="paragraph" style:parent-style-name="Standard">
      <style:paragraph-properties fo:margin-left="0cm" fo:margin-right="0cm" fo:text-align="justify" style:justify-single-word="false" fo:text-indent="1.251cm" style:auto-text-indent="false"/>
    </style:style>
    <style:style style:name="P12" style:family="paragraph" style:parent-style-name="Standard">
      <style:paragraph-properties fo:margin-left="0cm" fo:margin-right="0cm" fo:text-align="justify" style:justify-single-word="false" fo:text-indent="1.251cm" style:auto-text-indent="false"/>
      <style:text-properties fo:font-size="11pt" style:font-size-asian="11pt" style:font-size-complex="11pt"/>
    </style:style>
    <style:style style:name="P13" style:family="paragraph" style:parent-style-name="Standard">
      <style:paragraph-properties fo:margin-left="0cm" fo:margin-right="0cm" fo:text-indent="0.021cm" style:auto-text-indent="false"/>
      <style:text-properties fo:text-transform="uppercase" fo:font-size="11pt" fo:font-weight="bold" style:font-size-asian="11pt" style:font-weight-asian="bold" style:font-size-complex="11pt"/>
    </style:style>
    <style:style style:name="P14" style:family="paragraph" style:parent-style-name="Standard">
      <style:paragraph-properties fo:margin-left="0cm" fo:margin-right="0cm" fo:text-align="center" style:justify-single-word="false" fo:text-indent="0.021cm" style:auto-text-indent="false"/>
      <style:text-properties fo:text-transform="uppercase" fo:font-size="11pt" fo:font-weight="bold" style:font-size-asian="11pt" style:font-weight-asian="bold" style:font-size-complex="11pt"/>
    </style:style>
    <style:style style:name="P15" style:family="paragraph" style:parent-style-name="Standard">
      <style:paragraph-properties fo:margin-left="0cm" fo:margin-right="0cm" fo:text-align="justify" style:justify-single-word="false" fo:text-indent="1.27cm" style:auto-text-indent="false"/>
      <style:text-properties fo:font-size="11pt" style:font-size-asian="11pt" style:font-size-complex="11pt"/>
    </style:style>
    <style:style style:name="P16" style:family="paragraph" style:parent-style-name="Standard" style:master-page-name="Standard">
      <style:paragraph-properties fo:text-align="justify" style:justify-single-word="false" style:page-number="1"/>
      <style:text-properties fo:font-size="10pt" style:font-size-asian="10pt" style:font-size-complex="12pt"/>
    </style:style>
    <style:style style:name="P17" style:family="paragraph" style:parent-style-name="Text_20_body">
      <style:paragraph-properties fo:margin-top="0cm" fo:margin-bottom="0cm" style:contextual-spacing="false" fo:text-align="center" style:justify-single-word="false"/>
    </style:style>
    <style:style style:name="P18" style:family="paragraph" style:parent-style-name="Text_20_body">
      <style:paragraph-properties fo:margin-top="0cm" fo:margin-bottom="0cm" style:contextual-spacing="false" fo:text-align="center" style:justify-single-word="false"/>
      <style:text-properties fo:font-size="11pt" fo:font-weight="bold" style:font-size-asian="11pt" style:font-weight-asian="bold" style:font-size-complex="11pt"/>
    </style:style>
    <style:style style:name="P19" style:family="paragraph" style:parent-style-name="Text_20_body">
      <style:paragraph-properties fo:margin-left="0cm" fo:margin-right="0cm" fo:margin-top="0cm" fo:margin-bottom="0cm" style:contextual-spacing="false" fo:text-align="justify" style:justify-single-word="false" fo:text-indent="1.27cm" style:auto-text-indent="false"/>
    </style:style>
    <style:style style:name="P20" style:family="paragraph" style:parent-style-name="Text_20_body">
      <style:paragraph-properties fo:margin-left="0cm" fo:margin-right="0cm" fo:margin-top="0cm" fo:margin-bottom="0cm" style:contextual-spacing="false" fo:text-align="justify" style:justify-single-word="false" fo:text-indent="1.27cm" style:auto-text-indent="false"/>
      <style:text-properties fo:font-size="11pt" style:font-size-asian="11pt" style:font-size-complex="11pt"/>
    </style:style>
    <style:style style:name="P21" style:family="paragraph" style:parent-style-name="Heading_20_1">
      <style:paragraph-properties fo:margin-top="0.212cm" fo:margin-bottom="0cm" style:contextual-spacing="false"/>
      <style:text-properties style:font-name="Times New Roman" fo:font-size="11pt" fo:font-weight="bold" style:font-size-asian="11pt" style:font-weight-asian="bold" style:font-name-complex="Times New Roman" style:font-size-complex="11pt"/>
    </style:style>
    <style:style style:name="P22" style:family="paragraph" style:parent-style-name="Header">
      <style:paragraph-properties>
        <style:tab-stops>
          <style:tab-stop style:position="-13.758cm" style:type="center"/>
          <style:tab-stop style:position="11.001cm"/>
        </style:tab-stops>
      </style:paragraph-properties>
    </style:style>
    <style:style style:name="P23" style:family="paragraph" style:parent-style-name="Header">
      <style:paragraph-properties>
        <style:tab-stops>
          <style:tab-stop style:position="-13.758cm" style:type="center"/>
          <style:tab-stop style:position="11.001cm"/>
        </style:tab-stops>
      </style:paragraph-properties>
      <style:text-properties fo:font-size="11pt" style:font-size-asian="11pt" style:font-size-complex="11pt"/>
    </style:style>
    <style:style style:name="P24" style:family="paragraph" style:parent-style-name="Header">
      <style:paragraph-properties>
        <style:tab-stops>
          <style:tab-stop style:position="11.001cm"/>
        </style:tab-stops>
      </style:paragraph-properties>
      <style:text-properties fo:font-size="11pt" style:font-size-asian="11pt" style:font-size-complex="11pt"/>
    </style:style>
    <style:style style:name="P25" style:family="paragraph" style:parent-style-name="Header">
      <style:paragraph-properties fo:text-align="center" style:justify-single-word="false">
        <style:tab-stops>
          <style:tab-stop style:position="-13.758cm" style:type="center"/>
          <style:tab-stop style:position="11.001cm"/>
        </style:tab-stops>
      </style:paragraph-properties>
      <style:text-properties fo:font-size="11pt" style:font-size-asian="11pt" style:font-size-complex="11pt"/>
    </style:style>
    <style:style style:name="P26" style:family="paragraph" style:parent-style-name="Header">
      <style:paragraph-properties fo:text-align="center" style:justify-single-word="false">
        <style:tab-stops>
          <style:tab-stop style:position="11.001cm"/>
        </style:tab-stops>
      </style:paragraph-properties>
      <style:text-properties fo:font-size="11pt" style:font-size-asian="11pt" style:font-size-complex="11pt"/>
    </style:style>
    <style:style style:name="P27" style:family="paragraph" style:parent-style-name="Header">
      <style:paragraph-properties fo:margin-left="0cm" fo:margin-right="0.635cm" fo:text-indent="0cm" style:auto-text-indent="false"/>
    </style:style>
    <style:style style:name="P28" style:family="paragraph" style:parent-style-name="Text_20_body_20_indent">
      <style:paragraph-properties fo:margin-left="8.502cm" fo:margin-right="0cm" fo:margin-top="0cm" fo:margin-bottom="0cm" style:contextual-spacing="false" fo:text-align="start" style:justify-single-word="false" fo:text-indent="0cm" style:auto-text-indent="false">
        <style:tab-stops>
          <style:tab-stop style:position="12.002cm"/>
        </style:tab-stops>
      </style:paragraph-properties>
    </style:style>
    <style:style style:name="P29" style:family="paragraph" style:parent-style-name="Text_20_body_20_indent">
      <style:paragraph-properties fo:margin-left="8.502cm" fo:margin-right="0cm" fo:margin-top="0cm" fo:margin-bottom="0cm" style:contextual-spacing="false" fo:text-align="start" style:justify-single-word="false" fo:text-indent="0cm" style:auto-text-indent="false">
        <style:tab-stops>
          <style:tab-stop style:position="12.002cm"/>
        </style:tab-stops>
      </style:paragraph-properties>
      <style:text-properties fo:font-size="11pt" style:font-size-asian="11pt" style:language-asian="ar" style:country-asian="SA"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font-size="11pt" style:font-size-asian="11pt" style:language-asian="ar" style:country-asian="SA" style:font-size-complex="11pt"/>
    </style:style>
    <style:style style:name="T5" style:family="text">
      <style:text-properties fo:font-size="11pt" fo:letter-spacing="0.141cm" style:font-size-asian="11pt" style:font-size-complex="11pt"/>
    </style:style>
    <style:style style:name="T6" style:family="text">
      <style:text-properties fo:text-transform="uppercase" fo:font-size="11pt" fo:font-weight="bold" style:font-size-asian="11pt" style:font-weight-asian="bold" style:font-size-complex="11pt"/>
    </style:style>
    <style:style style:name="T7" style:family="text">
      <style:text-properties fo:color="#000000" fo:font-size="11pt" style:font-size-asian="11pt" style:font-size-complex="11pt"/>
    </style:style>
    <style:style style:name="T8" style:family="text">
      <style:text-properties fo:color="#000000" fo:font-size="11pt" fo:font-style="italic" style:font-size-asian="11pt" style:font-style-asian="italic" style:font-size-complex="11pt"/>
    </style:style>
    <style:style style:name="T9" style:family="text">
      <style:text-properties fo:font-size="10pt" fo:font-style="italic" style:font-size-asian="10pt" style:font-style-asian="italic" style:font-size-complex="12pt"/>
    </style:style>
    <style:style style:name="T10" style:family="text">
      <style:text-properties fo:font-size="10pt" style:font-size-asian="10pt" style:font-size-complex="12pt"/>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Nutarimas skelbtas: Žin., 2011, Nr. 130-6170</text:p>
      <text:p text:style-name="P2">Neoficialus nutarimo tekstas</text:p>
      <text:h text:style-name="P21" text:outline-level="1">Lietuvos Respublikos Vyriausybė</text:h>
      <text:p text:style-name="P5">nutarimas</text:p>
      <text:p text:style-name="P18"/>
      <text:p text:style-name="P17"><text:span text:style-name="T1">DĖL </text:span><text:span text:style-name="T6">LIETUVOS RESPUBLIKOS Gamtinių dujų įstatymo reikalavimų neatitinkančių gamtinių dujų įmonių veiklų ir kontrolės atskyrimo VYKDYMO PLANO PATVIRTINIMO</text:span></text:p>
      <text:p text:style-name="P6"/>
      <text:p text:style-name="P4"><text:span text:style-name="T3">2011 m. spalio 28 d. Nr. 1239</text:span></text:p>
      <text:p text:style-name="P7">Vilnius</text:p>
      <text:p text:style-name="P7"/>
      <text:p text:style-name="P19"><text:span text:style-name="T3">Vadovaudamasi Lietuvos Respublikos gamtinių dujų įstatymo pakeitimo įstatymo įgyvendinimo įstatymu (Žin., 2011, Nr. </text:span><text:a xlink:type="simple" xlink:href="http://www3.lrs.lt/cgi-bin/preps2?a=106350&amp;b="><text:span text:style-name="T3">87-4187</text:span></text:a><text:span text:style-name="T3">), Lietuvos Respublikos Vyriausybė</text:span><text:span text:style-name="T5"> nutaria</text:span><text:span text:style-name="T3">:</text:span></text:p>
      <text:p text:style-name="P20">1. Patvirtinti Lietuvos Respublikos gamtinių dujų įstatymo reikalavimų neatitinkančių gamtinių dujų įmonių veiklų ir kontrolės atskyrimo vykdymo planą.</text:p>
      <text:p text:style-name="P20">2. Šis nutarimas įsigalioja 2011 m. lapkričio 1 dieną.</text:p>
      <text:p text:style-name="P10"/>
      <text:p text:style-name="P12"/>
      <text:p text:style-name="P12"/>
      <text:p text:style-name="P22"><text:span text:style-name="T3">Ministras Pirmininkas<text:tab/>Andrius Kubilius</text:span></text:p>
      <text:p text:style-name="P23"/>
      <text:p text:style-name="P23"/>
      <text:p text:style-name="P23"/>
      <text:p text:style-name="P24">Energetikos ministras<text:tab/>Arvydas Sekmokas</text:p>
      <text:p text:style-name="P25">__________________</text:p>
      <text:p text:style-name="P12"/>
      <text:p text:style-name="P29">PATVIRTINTA</text:p>
      <text:p text:style-name="P28"><text:span text:style-name="T4">Lietuvos Respublikos Vyriausybės<text:line-break/></text:span><text:span text:style-name="T3">2011 m. spalio 28 d.</text:span><text:span text:style-name="T4"> nutarimu Nr. </text:span><text:span text:style-name="T3">1239 </text:span></text:p>
      <text:p text:style-name="P24"/>
      <text:p text:style-name="P24"/>
      <text:p text:style-name="P4"><text:span text:style-name="T6">Lietuvos Respublikos GAMTINIŲ DUJŲ ĮSTATYMO REIKALAVIMŲ</text:span><text:span text:style-name="T1"> NEATITINKANČIŲ GAMTINIŲ DUJŲ ĮMONIŲ VEIKLŲ IR KONTROLĖS ATSKYRIMO VYKDYMO PLANAS</text:span></text:p>
      <text:p text:style-name="P13"/>
      <text:p text:style-name="P13"/>
      <text:p text:style-name="P14">I. Bendrosios nuostatos</text:p>
      <text:p text:style-name="P5"/>
      <text:p text:style-name="P11"><text:span text:style-name="T3">1. Lietuvos Respublikos gamtinių dujų įstatymo reikalavimų neatitinkančių gamtinių dujų įmonių veiklų ir kontrolės atskyrimo vykdymo planas (toliau – Planas) parengtas vadovaujantis Lietuvos Respublikos gamtinių dujų įstatymu (Žin., 2000, Nr. </text:span><text:a xlink:type="simple" xlink:href="http://www3.lrs.lt/pls/inter/dokpaieska.showdoc_l?p_id=111558"><text:span text:style-name="Internet_20_link"><text:span text:style-name="T3">89-2743</text:span></text:span></text:a><text:span text:style-name="T3">; 2011, Nr. </text:span><text:a xlink:type="simple" xlink:href="http://www3.lrs.lt/pls/inter/dokpaieska.showdoc_l?p_id=403380"><text:span text:style-name="Internet_20_link"><text:span text:style-name="T3">87-4186</text:span></text:span></text:a><text:span text:style-name="T3">) (toliau – Gamtinių dujų įstatymas), Lietuvos Respublikos gamtinių dujų įstatymo pakeitimo įstatymo įgyvendinimo įstatymu (Žin., 2011, Nr. </text:span><text:a xlink:type="simple" xlink:href="http://www3.lrs.lt/cgi-bin/preps2?a=106350&amp;b="><text:span text:style-name="T3">87-4187</text:span></text:a><text:span text:style-name="T3">) (toliau – Gamtinių dujų įstatymo įgyvendinimo įstatymas) ir nustato, iki kurios datos gamtinių dujų įmonės turi atlikti pagrindinius veiksmus, siekdamos atitikti Gamtinių dujų įstatymo aštuntojo skirsnio „Veiklų ir apskaitos atskyrimas“ reikalavimus (toliau – veiklų ir kontrolės atskyrimas). </text:span></text:p>
      <text:p text:style-name="P12">2. Atsižvelgiant į tai, kad gamtinių dujų įmonės, veikiančios Lietuvos Respublikoje, anksčiau turėjo teisę veikti kaip visiškai vertikaliai integruotos įmonės ir tam, kad būtų atliktas veiklų ir kontrolės atskyrimas pagal Gamtinių dujų įstatymo aštuntojo skirsnio „Veiklų ir apskaitos atskyrimas“ reikalavimus, gali prireikti teisinio, funkcinio ir (ar) organizacinio tokių gamtinių dujų įmonių išskaidymo, kaip pradinės veiklų ir kontrolės atskyrimo stadijos, pagal Planą, Komisija turi teisę pratęsti konkrečių veiksmų atlikimo terminus, kaip numatyta Plano 6.1, 7.1 ir 8.1 punktuose. Jeigu Komisija nusprendžia pratęsti veiksmų atlikimo terminus, gamtinių dujų įmonė privalo iš anksto pasirengti tolesniems veiksmams užtikrindama, kad Gamtinių dujų įstatymo aštuntojo skirsnio „Veiklų ir apskaitos atskyrimas“ reikalavimų neatitinkanti gamtinių dujų įmonė juos atitiktų iki Plano 4 punkte nustatyto termino.</text:p>
      <text:p text:style-name="P12"><text:soft-page-break/>3. Plane vartojamos sąvokos apibrėžtos Gamtinių dujų įstatyme ir Gamtinių dujų įstatymo įgyvendinimo įstatyme.</text:p>
      <text:p text:style-name="P15"/>
      <text:p text:style-name="P15"/>
      <text:p text:style-name="P14">II. VEIKLŲ IR KONTROLĖS ATSKYRIMO TERMINAS</text:p>
      <text:p text:style-name="P15"/>
      <text:p text:style-name="P11"><text:span text:style-name="T3">4. Gamtinių dujų įstatymo aštuntojo skirsnio „Veiklų ir apskaitos atskyrimas“ reikalavimų neatitinkanti gamtinių dujų įmonė privalo Gamtinių dujų įstatymo, Gamtinių dujų įstatymo įgyvendinimo įstatymo, Lietuvos Respublikos gamtinių dujų įstatymo reikalavimų neatitinkančių gamtinių dujų įmonių veiklų ir kontrolės atskyrimo vykdymo tvarkos aprašo, Plano ir kitų teisės aktų nustatyta tvarka atitikti Gamtinių dujų įstatymo aštuntojo skirsnio „Veiklų ir apskaitos atskyrimas“ reikalavimus iki 2014 m. spalio 31 dienos.</text:span></text:p>
      <text:p text:style-name="P14">III. GAMTINIŲ DUJŲ PERDAVIMO VeiklOS IR KONTROLĖS atskyrimO BŪDŲ PASIRINKIMAS</text:p>
      <text:p text:style-name="P15"/>
      <text:p text:style-name="P11"><text:span text:style-name="T7">5.</text:span><text:span text:style-name="T8"> </text:span><text:span text:style-name="T3">Gamtinių dujų įstatymo aštuntojo skirsnio „Veiklų ir apskaitos atskyrimas“ reikalavimų neatitinkanti gamtinių dujų įmonė, kuri vykdo gamtinių dujų perdavimo veiklą, ne vėliau kaip iki 2012 m. kovo 31 d. turi priimti sprendimą dėl vieno iš Gamtinių dujų įstatymo įgyvendinimo įstatymo 3 arba 4 straipsnyje nurodyto veiklų ir kontrolės atskyrimo būdų pasirinkimo ir pateikti Komisijai išsamų pasirinkto veiklų ir kontrolės atskyrimo būdo aprašymą kartu su numatomų atlikti veiksmų planu, kuriame būtų nurodyti numatomi atlikti veiksmai ir nustatytos šių veiksmų atlikimo datos. Pateikti pasirinkto veiklų ir kontrolės atskyrimo būdo aprašymas ir veiksmų planas turi būti pakankamai išsamūs, kad Komisija galėtų nustatyti, ar pasiūlytos priemonės efektyvios, ar jų pakaks atitikčiai Gamtinių dujų įstatymo aštuntojo skirsnio „Veiklų ir apskaitos atskyrimas“ reikalavimams užtikrinti. Jeigu, kaip nurodyta Gamtinių dujų įstatymo įgyvendinimo įstatymo 3 arba 4 straipsnyje, veiklų ir kontrolės atskyrimo būdams pasirinkti ir numatomų atlikti veiksmų planui parengti ir suderinti su gamtinių dujų įmonės akcininkais objektyviai būtinas papildomas terminas, Komisija, gavusi motyvuotą ir atitinkamais įrodymais pagrįstą gamtinių dujų įmonės prašymą, motyvuotu sprendimu gali šiame punkte nustatytą terminą pratęsti, tačiau ne ilgiau kaip iki 2012 m. gegužės 31 dienos.</text:span></text:p>
      <text:p text:style-name="P3">Punkto pakeitimai:</text:p>
      <text:p text:style-name="P1"><text:span text:style-name="T9">Nr. </text:span><text:a xlink:type="simple" xlink:href="http://www3.lrs.lt/cgi-bin/preps2?a=419626&amp;b="><text:span text:style-name="Internet_20_link"><text:span text:style-name="T9">257</text:span></text:span></text:a><text:span text:style-name="T9">, 2012-03-07, Žin., 2012, Nr. 30-1398 (2012-03-10)</text:span></text:p>
      <text:p text:style-name="P15"/>
      <text:p text:style-name="P15"/>
      <text:p text:style-name="P14">Iv. GAMTINIŲ DUJŲ PERDAVIMO VeiklOS ir kontrolės atskyrimas pertvarkant GAMTINIŲ DUJŲ ĮMONIŲ KONTROLę </text:p>
      <text:p text:style-name="P15"/>
      <text:p text:style-name="P12">6. Jeigu Gamtinių dujų įstatymo aštuntojo skirsnio „Veiklų ir apskaitos atskyrimas“ reikalavimų neatitinkanti gamtinių dujų įmonė pasirenka savanorišką kontrolės pertvarkymo procedūrą, numatytą Gamtinių dujų įstatymo įgyvendinimo įstatymo 3 straipsnyje, ši procedūra turi būti atliekama laikantis šių terminų:</text:p>
      <text:p text:style-name="P12">6.1. ne vėliau kaip iki 2013 m. liepos 31 d., jeigu taikytina atsižvelgiant į pasirinktą būdą ir kitas aplinkybes, gamtinių dujų įmonė privalo būti teisiškai, funkciškai ir organizaciniu požiūriu atskyrusi savo gamtinių dujų veiklas ir Komisijai turi būti pateikti atitinkami tai patvirtinantys dokumentai; šis terminas gamtinių dujų įmonės prašymu ir motyvuotu Komisijos sprendimu gali būti pratęstas, bet ne ilgiau negu iki 2013 m. gruodžio 31 d., jeigu nustatytų terminų nesilaikoma dėl aplinkybių, kurių gamtinių dujų įmonė negalėjo išvengti ar kontroliuoti ir dėl kurių šios veiklos funkciškai ir organizaciniu požiūriu iki 2013 m. liepos 31 d. nebus atskirtos;</text:p>
      <text:p text:style-name="P12">6.2. ne vėliau kaip iki 2014 m. spalio 31 d. turi būti įvykdytas veiklų ir kontrolės atskyrimas ir Komisijai pateikti tai patvirtinantys dokumentai.</text:p>
      <text:p text:style-name="P15"/>
      <text:p text:style-name="P15"/>
      <text:p text:style-name="P14">V. GAMTINIŲ DUJŲ PERDAVIMO VeiklOS ir kontrolės atskyrimas reorganizuojant (atskiriant) GAMTINIŲ DUJŲ ĮMONes </text:p>
      <text:p text:style-name="P14"/>
      <text:p text:style-name="P12">7. Jeigu Gamtinių dujų įstatymo aštuntojo skirsnio „Veiklų ir apskaitos atskyrimas“ reikalavimų neatitinkanti gamtinių dujų įmonė, kuri vykdo gamtinių dujų perdavimo veiklą, pasirenka <text:soft-page-break/>reorganizavimo procedūrą, numatytą Gamtinių dujų įstatymo įgyvendinimo įstatymo 4 straipsnyje, ši procedūra turi būti atliekama laikantis šių terminų:</text:p>
      <text:p text:style-name="P12">7.1. ne vėliau kaip iki 2013 m. liepos 31 d. turi būti viešai paskelbtos gamtinių dujų įmonės reorganizavimo (atskyrimo) sąlygos ir Komisijai pateikti atitinkami tai patvirtinantys dokumentai, šis terminas gamtinių dujų įmonės prašymu ir motyvuotu Komisijos sprendimu gali būti pratęstas, bet ne ilgiau negu iki 2013 m. gruodžio 31 d., jeigu nustatytų terminų nesilaikoma dėl aplinkybių, kurių gamtinių dujų įmonė negalėjo išvengti ar kontroliuoti ir dėl kurių reorganizavimo (atskyrimo) sąlygos iki 2013 m. liepos 31 d. nebus paskelbtos;</text:p>
      <text:p text:style-name="P12">7.2. ne vėliau kaip iki 2014 m. spalio 31 d. turi būti įvykdytas veiklų ir kontrolės atskyrimas ir Komisijai pateikti tai patvirtinantys dokumentai.</text:p>
      <text:p text:style-name="P12">8. Jeigu Gamtinių dujų įstatymo aštuntojo skirsnio „Veiklų ir apskaitos atskyrimas“ reikalavimų neatitinkanti gamtinių dujų įmonė, kuri vykdo gamtinių dujų perdavimo veiklą, pasirenka reorganizavimo procedūrą, numatytą Gamtinių dujų įstatymo įgyvendinimo įstatymo 4 straipsnyje, ir gamtinių dujų įmonės pateiktame veiklų ir kontrolės atskyrimo veiksmų plane numatyta, kad tam, kad įmonė atitiktų Gamtinių dujų įstatymo aštuntojo skirsnio „Veiklų ir apskaitos atskyrimas“ reikalavimus po reorganizavimo procedūros užbaigimo turės būti atliekami tam tikri sandoriai, ši procedūra turi būti atliekama laikantis šių terminų:</text:p>
      <text:p text:style-name="P12">8.1. ne vėliau kaip iki 2013 m. liepos 31 d. gamtinių dujų įmonė privalo būti teisiškai, funkciškai ir organizaciniu požiūriu atskyrusi savo gamtinių dujų veiklas ir Komisijai turi būti pateikti atitinkami tai patvirtinantys dokumentai; šis terminas gamtinių dujų įmonės prašymu ir motyvuotu Komisijos sprendimu gali būti pratęstas, bet ne ilgiau negu iki 2013 m. gruodžio 31 d., jeigu nustatytų terminų nesilaikoma dėl aplinkybių, kurių gamtinių dujų įmonė negalėjo išvengti ar kontroliuoti ir dėl kurių veiklos teisiškai, funkciškai ir organizaciniu požiūriu iki 2013 m. liepos 31 d. nebus atskirtos gamtinių dujų perdavimo veiklos;</text:p>
      <text:p text:style-name="P12">8.2. ne vėliau kaip iki 2014 m. spalio 31 d. turi būti įvykdytas veiklų ir kontrolės atskyrimas ir Komisijai pateikti tai patvirtinantys dokumentai.</text:p>
      <text:p text:style-name="P12"/>
      <text:p text:style-name="P5">VI. teisinės ir organizacinės gamtinių dujų skirstymo sistemos veiklos atskyrimas</text:p>
      <text:p text:style-name="P12"/>
      <text:p text:style-name="P11"><text:span text:style-name="T3">9. Gamtinių dujų įstatymo aštuntojo skirsnio „Veiklų ir apskaitos atskyrimas“ reikalavimų neatitinkanti gamtinių dujų įmonė, kuri vykdo gamtinių dujų skirstymo veiklą, ne vėliau kaip iki 2012 m. kovo 31 d. ar kitos Komisijos motyvuotu sprendimu nustatytos datos, kaip nurodyta Plano 5 punkte, turi priimti sprendimą dėl Lietuvos Respublikos gamtinių dujų įstatymo įgyvendinimo įstatymo nuostatas atitinkančio teisinio, funkcinio ir organizacinio gamtinių dujų skirstymo veiklos atskyrimo būdo pasirinkimo ir pateikti Komisijai pakankamai išsamų pasirinkto teisinio, funkcinio ir organizacinio gamtinių dujų skirstymo veiklos atskyrimo būdo aprašymą kartu su numatomų atlikti veiksmų planu, kuriame būtų nurodyti numatomi atlikti veiksmai ir numatomos šių veiksmų atlikimo datos. Pateikti pasirinkto veiklų ir kontrolės atskyrimo būdo aprašymas ir veiksmų planas turi būti pakankamai išsamūs, kad Komisija galėtų nustatyti, ar pasiūlytos priemonės efektyvios, ar jų pakaks atitikčiai Gamtinių dujų įstatymo aštuntojo skirsnio „Veiklų ir apskaitos atskyrimas“ reikalavimams užtikrinti.</text:span></text:p>
      <text:p text:style-name="P3">Punkto pakeitimai:</text:p>
      <text:p text:style-name="P1"><text:span text:style-name="T9">Nr. </text:span><text:a xlink:type="simple" xlink:href="http://www3.lrs.lt/cgi-bin/preps2?a=419626&amp;b="><text:span text:style-name="Internet_20_link"><text:span text:style-name="T9">257</text:span></text:span></text:a><text:span text:style-name="T9">, 2012-03-07, Žin., 2012, Nr. 30-1398 (2012-03-10)</text:span></text:p>
      <text:p text:style-name="P12"/>
      <text:p text:style-name="P12">10. Jeigu gamtinių dujų įmonė vykdo gamtinių dujų skirstymo veiklą, teisinis, funkcinis ir organizacinis šios veiklos atskyrimas turi būti atliktas ne vėliau kaip iki 2014 m. spalio 31 dienos.</text:p>
      <text:p text:style-name="P24"/>
      <text:p text:style-name="P24"/>
      <text:p text:style-name="P26">––––––––––––––––––––</text:p>
      <text:p text:style-name="P8"/>
      <text:p text:style-name="P2"/>
      <text:p text:style-name="P2">Pakeitimai:</text:p>
      <text:p text:style-name="P2">1.</text:p>
      <text:p text:style-name="P2">Lietuvos Respublikos Vyriausybė, Nutarimas</text:p>
      <text:p text:style-name="P1"><text:span text:style-name="T10">Nr. </text:span><text:a xlink:type="simple" xlink:href="http://www3.lrs.lt/cgi-bin/preps2?a=419626&amp;b="><text:span text:style-name="Internet_20_link"><text:span text:style-name="T10">257</text:span></text:span></text:a><text:span text:style-name="T10">, 2012-03-07, Žin., 2012, Nr. 30-1398 (2012-03-10)</text:span></text:p>
      <text:p text:style-name="P2">DĖL LIETUVOS RESPUBLIKOS VYRIAUSYBĖS 2011 M. SPALIO 28 D. NUTARIMO NR. 1239 "DĖL LIETUVOS RESPUBLIKOS GAMTINIŲ DUJŲ ĮSTATYMO REIKALAVIMŲ NEATITINKANČIŲ <text:soft-page-break/>GAMTINIŲ DUJŲ ĮMONIŲ VEIKLŲ IR KONTROLĖS ATSKYRIMO VYKDYMO PLANO PATVIRTINIMO" PAKEITIMO</text:p>
      <text:p text:style-name="P2"/>
      <text:p text:style-name="P2">*** Pabaiga ***</text:p>
      <text:p text:style-name="P2"/>
      <text:p text:style-name="P2"/>
      <text:p text:style-name="P2">Redagavo Aušra Bodin (2012-03-12)</text:p>
      <text:p text:style-name="P2"><text:s text:c="18"/>aubodi@lrs.l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LT" svg:font-family="TimesLT,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LT" svg:font-family="HelveticaLT, Arial"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lt" fo:country="L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4pt" fo:font-weight="bold"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text-transform="uppercase" style:font-name="HelveticaLT" fo:font-family="HelveticaLT, Arial" style:font-family-generic="swiss" style:font-pitch="variable" fo:font-size="16pt" style:font-size-asian="16pt" style:font-name-complex="HelveticaLT" style:font-family-complex="HelveticaLT, 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text-transform="uppercase"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er" style:family="paragraph" style:parent-style-name="Standard" style:class="extra"/>
    <style:style style:name="Footer" style:family="paragraph" style:parent-style-name="Standard" style:class="extra"/>
    <style:style style:name="Text_20_body_20_indent" style:display-name="Text body indent" style:family="paragraph" style:parent-style-name="Standard" style:class="text">
      <style:paragraph-properties fo:margin-left="8.001cm" fo:margin-right="0cm" fo:margin-top="0.212cm" fo:margin-bottom="0cm" style:contextual-spacing="false" fo:text-align="center" style:justify-single-word="false" fo:text-indent="0cm" style:auto-text-indent="false"/>
    </style:style>
    <style:style style:name="Įprastasis_20__28_tinklapis_29_" style:display-name="Įprastasis (tinklapis)" style:family="paragraph" style:parent-style-name="Standard">
      <style:paragraph-properties fo:margin-top="0.494cm" fo:margin-bottom="0.494cm" style:contextual-spacing="false"/>
      <style:text-properties fo:language="en" fo:country="GB" style:font-size-complex="12pt"/>
    </style:style>
    <style:style style:name="Pagrindinio_20_teksto_20_įtrauka_20_2" style:display-name="Pagrindinio teksto įtrauka 2" style:family="paragraph" style:parent-style-name="Standard">
      <style:paragraph-properties fo:margin-left="0.499cm" fo:margin-right="0cm" fo:margin-top="0cm" fo:margin-bottom="0.212cm" style:contextual-spacing="false" fo:line-height="200%" fo:text-indent="0cm" style:auto-text-indent="false"/>
    </style:style>
    <style:style style:name="Pagrindinis_20_tekstas_20_2" style:display-name="Pagrindinis tekstas 2" style:family="paragraph" style:parent-style-name="Standard">
      <style:paragraph-properties fo:margin-top="0cm" fo:margin-bottom="0.212cm" style:contextual-spacing="false" fo:line-height="200%"/>
    </style:style>
    <style:style style:name="Pagrindinio_20_teksto_20_įtrauka_20_3" style:display-name="Pagrindinio teksto įtrauka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HTML_20_iš_20_anksto_20_formatuotas" style:display-name="HTML iš anksto formatuotas"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eksto_20_blokas" style:display-name="Teksto blokas" style:family="paragraph" style:parent-style-name="Standard">
      <style:paragraph-properties fo:margin-left="-0.25cm" fo:margin-right="-0.25cm" style:line-height-at-least="0.635cm" fo:text-align="justify" style:justify-single-word="false" fo:text-indent="1.501cm" style:auto-text-indent="false"/>
    </style:style>
    <style:style style:name="Char_20_Char1_20_Diagrama" style:display-name="Char Char1 Diagrama" style:family="paragraph" style:parent-style-name="Standard">
      <style:paragraph-properties fo:margin-top="0cm" fo:margin-bottom="0.282cm" style:contextual-spacing="false" fo:line-height="0.423cm"/>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Ástatymo_20_pavad." style:display-name="Ástatymo pavad." style:family="paragraph" style:parent-style-name="Standard">
      <style:paragraph-properties fo:text-align="center" style:justify-single-word="false"/>
      <style:text-properties fo:text-transform="uppercase"/>
    </style:style>
    <style:style style:name="Diagrama_20_Char_20_Char_20_Diagrama_20_Char_20_Char_20_Diagrama_20_Char_20_Char_20_Diagrama" style:display-name="Diagrama Char Char Diagrama Char Char Diagrama Char Char Diagrama" style:family="paragraph" style:parent-style-name="Standard">
      <style:paragraph-properties fo:margin-top="0cm" fo:margin-bottom="0.282cm" style:contextual-spacing="false" fo:line-height="0.423cm"/>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Debesėlio_20_tekstas" style:display-name="Debesėlio teksta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prastasis_20_tekstas" style:display-name="Paprastasis tekstas"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Hyperlink1" style:family="paragraph">
      <style:paragraph-properties fo:margin-left="0cm" fo:margin-right="0cm" fo:text-align="justify" style:justify-single-word="false" fo:orphans="2" fo:widows="2" fo:text-indent="0.55cm" style:auto-text-indent="false"/>
      <style:text-properties style:use-window-font-color="true" style:font-name="TimesLT" fo:font-family="TimesLT, '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LT" style:font-family-complex="TimesLT, 'Times New Roman'" style:font-family-generic-complex="roman" style:font-pitch-complex="variable" style:font-size-complex="10pt" style:language-complex="ar" style:country-complex="SA"/>
    </style:style>
    <style:style style:name="CentrBold" style:family="paragraph">
      <style:paragraph-properties fo:text-align="center" style:justify-single-word="false" fo:orphans="2" fo:widows="2"/>
      <style:text-properties fo:text-transform="uppercase" style:use-window-font-color="true" style:font-name="TimesLT" fo:font-family="TimesLT, 'Times New Roman'" style:font-family-generic="roman"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TimesLT" style:font-family-complex="TimesLT, 'Times New Roman'" style:font-family-generic-complex="roman" style:font-pitch-complex="variable" style:font-size-complex="10pt" style:language-complex="ar" style:country-complex="SA"/>
    </style:style>
    <style:style style:name="Pagrindinis_20_tekstas_20_3" style:display-name="Pagrindinis tekstas 3" style:family="paragraph" style:parent-style-name="Standard">
      <style:paragraph-properties fo:margin-top="0cm" fo:margin-bottom="0.212cm" style:contextual-spacing="false"/>
      <style:text-properties fo:font-size="8pt" style:font-size-asian="8pt" style:font-size-complex="8pt"/>
    </style:style>
    <style:style style:name="Sąrašas_20_3" style:display-name="Sąrašas 3" style:family="paragraph" style:parent-style-name="Standard">
      <style:paragraph-properties fo:margin-left="1.498cm" fo:margin-right="0cm" fo:text-indent="-0.499cm" style:auto-text-indent="false"/>
      <style:text-properties fo:font-size="10pt" style:font-size-asian="10pt"/>
    </style:style>
    <style:style style:name="dokantraste" style:family="paragraph" style:parent-style-name="Standard">
      <style:paragraph-properties fo:margin-top="0.494cm" fo:margin-bottom="0.494cm" style:contextual-spacing="false"/>
      <style:text-properties style:font-size-complex="12pt"/>
    </style:style>
    <style:style style:name="msonormalcxspmiddle" style:family="paragraph" style:parent-style-name="Standard">
      <style:paragraph-properties fo:margin-top="0.494cm" fo:margin-bottom="0.494cm" style:contextual-spacing="false"/>
      <style:text-properties style:font-size-complex="12pt"/>
    </style:style>
    <style:style style:name="Sąrašo_20_pastraipa" style:display-name="Sąrašo pastraipa"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complex="Times New Roman" style:font-family-complex="'Times New Roman'" style:font-family-generic-complex="roman" style:font-pitch-complex="variable"/>
    </style:style>
    <style:style style:name="WW8Num6z0" style:family="text">
      <style:text-properties style:font-name-complex="Times New Roman" style:font-family-complex="'Times New Roman'" style:font-family-generic-complex="roman" style:font-pitch-complex="variable"/>
    </style:style>
    <style:style style:name="WW8Num7z0"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Times New Roman" fo:font-family="'Times New Roman'" style:font-family-generic="roman" style:font-pitch="variable" fo:font-size="12pt" fo:font-weight="normal" style:font-name-asian="Times New Roman" style:font-family-asian="'Times New Roman'" style:font-family-generic-asian="roman" style:font-pitch-asian="variable" style:font-size-asian="12pt" style:font-weight-asian="normal" style:font-name-complex="Times New Roman" style:font-family-complex="'Times New Roman'" style:font-family-generic-complex="roman" style:font-pitch-complex="variable" style:font-size-complex="12pt"/>
    </style:style>
    <style:style style:name="WW8Num10z1" style:family="text">
      <style:text-properties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10z2" style:family="text">
      <style:text-properties style:font-name-complex="Times New Roman" style:font-family-complex="'Times New Roman'" style:font-family-generic-complex="roman" style:font-pitch-complex="variable"/>
    </style:style>
    <style:style style:name="WW8Num11z0" style:family="text">
      <style:text-properties style:font-name-complex="Times New Roman" style:font-family-complex="'Times New Roman'" style:font-family-generic-complex="roman" style:font-pitch-complex="variable"/>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Numatytasis_20_pastraipos_20_šriftas" style:display-name="Numatytasis pastraipos šriftas" style:family="text"/>
    <style:style style:name="Antraštė_20_1_20_Diagrama" style:display-name="Antraštė 1 Diagrama"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Antraštė_20_2_20_Diagrama" style:display-name="Antraštė 2 Diagrama" style:family="text">
      <style:text-properties fo:text-transform="uppercase" fo:font-size="12pt" fo:language="lt" fo:country="LT" fo:font-weight="bold" style:font-size-asian="12pt" style:font-weight-asian="bold" style:font-name-complex="Times New Roman" style:font-family-complex="'Times New Roman'" style:font-family-generic-complex="roman" style:font-pitch-complex="variable"/>
    </style:style>
    <style:style style:name="Antraštė_20_3_20_Diagrama" style:display-name="Antraštė 3 Diagrama" style:family="tex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Antraštė_20_4_20_Diagrama" style:display-name="Antraštė 4 Diagrama" style:family="tex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Antraštės_20_Diagrama" style:display-name="Antraštės Diagrama" style:family="text">
      <style:text-properties fo:font-size="12pt" fo:language="lt" fo:country="LT" style:font-size-asian="12pt" style:font-name-complex="Times New Roman" style:font-family-complex="'Times New Roman'" style:font-family-generic-complex="roman" style:font-pitch-complex="variable"/>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Poraštė_20_Diagrama" style:display-name="Poraštė Diagrama" style:family="text">
      <style:text-properties fo:font-size="10pt" style:font-size-asian="10pt" style:font-name-complex="Times New Roman" style:font-family-complex="'Times New Roman'" style:font-family-generic-complex="roman" style:font-pitch-complex="variable" style:font-size-complex="10pt"/>
    </style:style>
    <style:style style:name="Pagrindinio_20_teksto_20_įtrauka_20_Diagrama" style:display-name="Pagrindinio teksto įtrauka Diagrama" style:family="text">
      <style:text-properties fo:font-size="12pt" fo:language="lt" fo:country="LT" style:font-size-asian="12pt" style:font-name-complex="Times New Roman" style:font-family-complex="'Times New Roman'" style:font-family-generic-complex="roman" style:font-pitch-complex="variable"/>
    </style:style>
    <style:style style:name="Pagrindinis_20_tekstas_20_Diagrama" style:display-name="Pagrindinis tekstas Diagrama" style:family="text">
      <style:text-properties fo:font-size="10pt" style:font-size-asian="10pt" style:font-name-complex="Times New Roman" style:font-family-complex="'Times New Roman'" style:font-family-generic-complex="roman" style:font-pitch-complex="variable" style:font-size-complex="10pt"/>
    </style:style>
    <style:style style:name="Pagrindinio_20_teksto_20_įtrauka_20_2_20_Diagrama" style:display-name="Pagrindinio teksto įtrauka 2 Diagrama" style:family="text">
      <style:text-properties fo:font-size="10pt" style:font-size-asian="10pt" style:font-name-complex="Times New Roman" style:font-family-complex="'Times New Roman'" style:font-family-generic-complex="roman" style:font-pitch-complex="variable" style:font-size-complex="10pt"/>
    </style:style>
    <style:style style:name="Pagrindinis_20_tekstas_20_2_20_Diagrama" style:display-name="Pagrindinis tekstas 2 Diagrama" style:family="text">
      <style:text-properties fo:font-size="10pt" style:font-size-asian="10pt" style:font-name-complex="Times New Roman" style:font-family-complex="'Times New Roman'" style:font-family-generic-complex="roman" style:font-pitch-complex="variable" style:font-size-complex="10pt"/>
    </style:style>
    <style:style style:name="Pagrindinio_20_teksto_20_įtrauka_20_3_20_Diagrama" style:display-name="Pagrindinio teksto įtrauka 3 Diagrama" style:family="text">
      <style:text-properties fo:font-size="8pt" style:font-size-asian="8pt" style:font-name-complex="Times New Roman" style:font-family-complex="'Times New Roman'" style:font-family-generic-complex="roman" style:font-pitch-complex="variable" style:font-size-complex="8pt"/>
    </style:style>
    <style:style style:name="HTML_20_iš_20_anksto_20_formatuotas_20_Diagrama" style:display-name="HTML iš anksto formatuotas Diagrama" style:family="text">
      <style:text-properties style:font-name="Courier New" fo:font-family="'Courier New'" style:font-family-generic="modern" fo:language="lt" fo:country="LT" style:font-name-complex="Times New Roman" style:font-family-complex="'Times New Roman'" style:font-family-generic-complex="roman" style:font-pitch-complex="variable"/>
    </style:style>
    <style:style style:name="Typewriter"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Debesėlio_20_tekstas_20_Diagrama" style:display-name="Debesėlio tekstas Diagrama" style:family="text">
      <style:text-properties fo:font-size="1pt" style:font-size-asian="1pt" style:font-name-complex="Times New Roman" style:font-family-complex="'Times New Roman'" style:font-family-generic-complex="roman" style:font-pitch-complex="variable"/>
    </style:style>
    <style:style style:name="Paprastasis_20_tekstas_20_Diagrama" style:display-name="Paprastasis tekstas Diagrama"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Sample" style:family="text">
      <style:text-properties style:font-name="Courier New" fo:font-family="'Courier New'" style:font-family-generic="modern" style:font-name-complex="Courier New" style:font-family-complex="'Courier New'" style:font-family-generic-complex="modern"/>
    </style:style>
    <style:style style:name="Pagrindinis_20_tekstas_20_3_20_Diagrama" style:display-name="Pagrindinis tekstas 3 Diagrama" style:family="text">
      <style:text-properties fo:font-size="8pt" style:font-size-asian="8pt" style:font-name-complex="Times New Roman" style:font-family-complex="'Times New Roman'" style:font-family-generic-complex="roman" style:font-pitch-complex="variable" style:font-size-complex="8pt"/>
    </style:style>
    <style:style style:name="Pavadinimas_20_Diagrama" style:display-name="Pavadinimas Diagrama" style:family="text">
      <style:text-properties fo:font-size="14pt" fo:language="lt" fo:country="LT" fo:font-weight="bold" style:font-size-asian="14pt" style:font-weight-asian="bold" style:font-name-complex="Times New Roman" style:font-family-complex="'Times New Roman'" style:font-family-generic-complex="roman" style:font-pitch-complex="variable"/>
    </style:style>
    <style:style style:name="Char_20_Char1" style:display-name="Char Char1" style:family="text">
      <style:text-properties fo:font-size="12pt" fo:language="lt" fo:country="L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text:start-value="6">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1." style:num-suffix="." style:num-format="1">
        <style:list-level-properties text:list-level-position-and-space-mode="label-alignment">
          <style:list-level-label-alignment text:label-followed-by="listtab" text:list-tab-stop-position="0.7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2.011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space" fo:text-indent="1cm"/>
        </style:list-level-properties>
      </text:list-level-style-number>
      <text:list-level-style-number text:level="2" text:style-name="WW8Num4z0" style:num-format="1" text:display-levels="2">
        <style:list-level-properties text:list-level-position-and-space-mode="label-alignment">
          <style:list-level-label-alignment text:label-followed-by="space" fo:text-indent="1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space" fo:text-indent="1cm"/>
        </style:list-level-properties>
      </text:list-level-style-number>
      <text:list-level-style-number text:level="4" text:style-name="WW8Num4z0" style:num-format="1" text:display-levels="4">
        <style:list-level-properties text:list-level-position-and-space-mode="label-alignment">
          <style:list-level-label-alignment text:label-followed-by="space" fo:text-indent="1cm"/>
        </style:list-level-properties>
      </text:list-level-style-number>
      <text:list-level-style-number text:level="5" text:style-name="WW8Num4z0" style:num-format="1" text:display-levels="5">
        <style:list-level-properties text:list-level-position-and-space-mode="label-alignment">
          <style:list-level-label-alignment text:label-followed-by="space" fo:text-indent="1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5z0" style:num-suffix="." style:num-format="1" text:start-value="4" text:display-levels="2">
        <style:list-level-properties text:list-level-position-and-space-mode="label-alignment">
          <style:list-level-label-alignment text:label-followed-by="listtab" text:list-tab-stop-position="2.078cm" fo:text-indent="-0.953cm" fo:margin-left="2.078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3.521cm" fo:text-indent="-1.27cm" fo:margin-left="3.521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4.646cm" fo:text-indent="-1.27cm" fo:margin-left="4.646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6.406cm" fo:text-indent="-1.905cm" fo:margin-left="6.406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7.532cm" fo:text-indent="-1.905cm" fo:margin-left="7.532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10.418cm" fo:text-indent="-2.54cm" fo:margin-left="10.418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12.178cm" fo:text-indent="-3.175cm" fo:margin-left="12.1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space" fo:text-indent="1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space" fo:text-indent="1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space" fo:text-indent="1cm"/>
        </style:list-level-properties>
      </text:list-level-style-number>
      <text:list-level-style-number text:level="4" text:style-name="WW8Num6z0" style:num-format="1" text:display-levels="4">
        <style:list-level-properties text:list-level-position-and-space-mode="label-alignment">
          <style:list-level-label-alignment text:label-followed-by="space" fo:text-indent="1cm"/>
        </style:list-level-properties>
      </text:list-level-style-number>
      <text:list-level-style-number text:level="5" text:style-name="WW8Num6z0" style:num-format="1" text:display-levels="5">
        <style:list-level-properties text:list-level-position-and-space-mode="label-alignment">
          <style:list-level-label-alignment text:label-followed-by="space" fo:text-indent="1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space" fo:text-indent="1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space" fo:text-indent="1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space" fo:text-indent="1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space" fo:text-indent="1cm"/>
        </style:list-level-properties>
      </text:list-level-style-number>
      <text:list-level-style-number text:level="5" text:style-name="WW8Num7z0" style:num-format="1" text:display-levels="5">
        <style:list-level-properties text:list-level-position-and-space-mode="label-alignment">
          <style:list-level-label-alignment text:label-followed-by="space" fo:text-indent="1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6">
        <style:list-level-properties text:list-level-position-and-space-mode="label-alignment">
          <style:list-level-label-alignment text:label-followed-by="listtab" text:list-tab-stop-position="2.886cm" fo:text-indent="-0.635cm" fo:margin-left="2.886cm"/>
        </style:list-level-properties>
      </text:list-level-style-number>
      <text:list-level-style-number text:level="2" text:style-name="WW8Num8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WW8Num10z2" style:num-suffix="." style:num-format="1" text:display-levels="4">
        <style:list-level-properties text:list-level-position-and-space-mode="label-alignment">
          <style:list-level-label-alignment text:label-followed-by="listtab" fo:text-indent="-1.27cm" fo:margin-left="2.521cm"/>
        </style:list-level-properties>
      </text:list-level-style-number>
      <text:list-level-style-number text:level="5" text:style-name="WW8Num10z2"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WW8Num10z2" style:num-suffix="." style:num-format="1" text:display-levels="6">
        <style:list-level-properties text:list-level-position-and-space-mode="label-alignment">
          <style:list-level-label-alignment text:label-followed-by="listtab" fo:text-indent="-1.905cm" fo:margin-left="3.156cm"/>
        </style:list-level-properties>
      </text:list-level-style-number>
      <text:list-level-style-number text:level="7" text:style-name="WW8Num10z2" style:num-suffix="." style:num-format="1" text:display-levels="7">
        <style:list-level-properties text:list-level-position-and-space-mode="label-alignment">
          <style:list-level-label-alignment text:label-followed-by="listtab" fo:text-indent="-2.54cm" fo:margin-left="3.791cm"/>
        </style:list-level-properties>
      </text:list-level-style-number>
      <text:list-level-style-number text:level="8" text:style-name="WW8Num10z2" style:num-suffix="." style:num-format="1" text:display-levels="8">
        <style:list-level-properties text:list-level-position-and-space-mode="label-alignment">
          <style:list-level-label-alignment text:label-followed-by="listtab" fo:text-indent="-2.54cm" fo:margin-left="3.791cm"/>
        </style:list-level-properties>
      </text:list-level-style-number>
      <text:list-level-style-number text:level="9" text:style-name="WW8Num10z2" style:num-suffix="." style:num-format="1" text:display-levels="9">
        <style:list-level-properties text:list-level-position-and-space-mode="label-alignment">
          <style:list-level-label-alignment text:label-followed-by="listtab" fo:text-indent="-3.175cm" fo:margin-left="4.4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space" fo:text-indent="1cm"/>
        </style:list-level-properties>
      </text:list-level-style-number>
      <text:list-level-style-number text:level="2" text:style-name="WW8Num11z0" style:num-format="1" text:display-levels="2">
        <style:list-level-properties text:list-level-position-and-space-mode="label-alignment">
          <style:list-level-label-alignment text:label-followed-by="space" fo:text-indent="1cm"/>
        </style:list-level-properties>
      </text:list-level-style-number>
      <text:list-level-style-number text:level="3" text:style-name="WW8Num11z0" style:num-format="1" text:display-levels="3">
        <style:list-level-properties text:list-level-position-and-space-mode="label-alignment">
          <style:list-level-label-alignment text:label-followed-by="space" fo:text-indent="1cm"/>
        </style:list-level-properties>
      </text:list-level-style-number>
      <text:list-level-style-number text:level="4" text:style-name="WW8Num11z0" style:num-format="1" text:display-levels="4">
        <style:list-level-properties text:list-level-position-and-space-mode="label-alignment">
          <style:list-level-label-alignment text:label-followed-by="space" fo:text-indent="1cm"/>
        </style:list-level-properties>
      </text:list-level-style-number>
      <text:list-level-style-number text:level="5" text:style-name="WW8Num11z0" style:num-format="1" text:display-levels="5">
        <style:list-level-properties text:list-level-position-and-space-mode="label-alignment">
          <style:list-level-label-alignment text:label-followed-by="space" fo:text-indent="1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2z0" style:num-suffix="." style:num-format="1" text:start-value="6"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3z0"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3z0"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3z0"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text-properties fo:font-size="11pt" style:font-size-asian="11pt"/>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cm" fo:margin-bottom="2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page-layout>
  </office:automatic-styles>
  <office:master-styles>
    <style:master-page style:name="Standard" style:page-layout-name="Mpm1">
      <style:header>
        <text:p text:style-name="MP1"><draw:frame draw:style-name="Mfr1" draw:name="Rahmen1" text:anchor-type="paragraph" svg:y="0.002cm" draw:z-index="2"><draw:text-box fo:min-height="0.058cm" fo:min-width="0cm"><text:p text:style-name="Header"><text:span text:style-name="Page_20_Number"><text:span text:style-name="MT1"><text:page-number text:select-page="current">4</text:page-number></text:span></text:span></text:p></draw:text-box></draw:frame></text:p>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rvk</meta:initial-creator>
    <meta:creation-date>2012-03-12T14:06:00</meta:creation-date>
    <dc:creator>BODIN Aušra</dc:creator>
    <dc:date>2012-03-12T14:06:00</dc:date>
    <meta:print-date>2011-10-28T06:56:00</meta:print-date>
    <meta:editing-cycles>2</meta:editing-cycles>
    <meta:editing-duration>P15824DT17H31M44S</meta:editing-duration>
    <meta:document-statistic meta:table-count="0" meta:image-count="0" meta:object-count="0" meta:page-count="4" meta:paragraph-count="52" meta:word-count="1374" meta:character-count="10452" meta:non-whitespace-character-count="9103"/>
    <meta:generator>LibreOffice/4.2.0.4$Linux_X86_64 LibreOffice_project/420m0$Build-4</meta:generator>
  </office:meta>
</office:document-meta>
</file>